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background-color="#fff200"/>
    </style:style>
    <style:style style:name="P3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4" style:family="paragraph" style:parent-style-name="Standard">
      <style:text-properties fo:background-color="#fff200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fo:color="#ce18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g core Part 2</text:p>
      <text:p text:style-name="P1"/>
      <text:p text:style-name="P1">Q 1 - How can you inject Java Collection in Spring?</text:p>
      <text:p text:style-name="P2">A - Using list, set, map or props tag.</text:p>
      <text:p text:style-name="Standard">B - Using lit, set, map or collection tag.</text:p>
      <text:p text:style-name="Standard">C - Using list, set, props or collection tag.</text:p>
      <text:p text:style-name="Standard">D - Using list, collection, map or props tag.</text:p>
      <text:p text:style-name="Standard"/>
      <text:p text:style-name="P1"/>
      <text:p text:style-name="P1">Q 2 - What is true about &lt;list&gt; collection configuration elements?</text:p>
      <text:p text:style-name="P2">A - This helps in wiring a list of values, allowing duplicates.</text:p>
      <text:p text:style-name="Standard">B - This helps in wiring a list of values but without any duplicates.</text:p>
      <text:p text:style-name="Standard">C - This can be used to inject a collection of name-value pairs where name and value can be of</text:p>
      <text:p text:style-name="Standard">any type.</text:p>
      <text:p text:style-name="Standard">D - This can be used to inject a collection of name-value pairs where the name and value are</text:p>
      <text:p text:style-name="Standard">both Strings.</text:p>
      <text:p text:style-name="P1"/>
      <text:p text:style-name="P1"/>
      <text:p text:style-name="P1">Q 3 - What is true about &lt;set&gt; collection configuration elements?</text:p>
      <text:p text:style-name="Standard">A - This helps in wiring a list of values, allowing duplicates.</text:p>
      <text:p text:style-name="P4">B - This helps in wiring a list of values but without any duplicates.</text:p>
      <text:p text:style-name="Standard">C - This can be used to inject a collection of name-value pairs where name and value can be of</text:p>
      <text:p text:style-name="Standard">any type.D - This can be used to inject a collection of name-value pairs where the name and value are</text:p>
      <text:p text:style-name="Standard">both Strings.</text:p>
      <text:p text:style-name="P1"/>
      <text:p text:style-name="P1"/>
      <text:p text:style-name="P1">Q 4 - What is true about &lt;map&gt; collection configuration elements?</text:p>
      <text:p text:style-name="Standard">A - This helps in wiring a list of values, allowing duplicates.</text:p>
      <text:p text:style-name="Standard">B - This helps in wiring a list of values but without any duplicates.</text:p>
      <text:p text:style-name="P4">C - This can be used to inject a collection of name-value pairs where name and value can be of</text:p>
      <text:p text:style-name="P4">any type.</text:p>
      <text:p text:style-name="Standard">D - This tag is not supported.</text:p>
      <text:p text:style-name="P1"/>
      <text:p text:style-name="P1"/>
      <text:p text:style-name="P1">Q 5 - What is true about &lt;props&gt; collection configuration elements?</text:p>
      <text:p text:style-name="Standard">A - This helps in wiring a list of values, allowing duplicates.</text:p>
      <text:p text:style-name="Standard">B - This helps in wiring a list of values but without any duplicates.</text:p>
      <text:p text:style-name="Standard">C - This can be used to inject a collection of name-value pairs where name and value can be of</text:p>
      <text:p text:style-name="Standard">any type.</text:p>
      <text:p text:style-name="P4">D - This can be used to inject a collection of name-value pairs where the name and value are</text:p>
      <text:p text:style-name="P4">both Strings.</text:p>
      <text:p text:style-name="P1"/>
      <text:p text:style-name="P1"/>
      <text:p text:style-name="P1"><text:soft-page-break/>Q 6 - What is bean autowiring?</text:p>
      <text:p text:style-name="P4">A - Autowiring lets Spring resolve collaborators otherbeans for your bean by inspecting the contents</text:p>
      <text:p text:style-name="P4">of the BeanFactory without using &lt;constructor-arg&gt; and &lt;property&gt; elements.</text:p>
      <text:p text:style-name="Standard">B - Autowiring injects values in spring beans.</text:p>
      <text:p text:style-name="Standard">C - Autowiring injects one bean into another.</text:p>
      <text:p text:style-name="Standard">D - Autowiring helps in wiring a list of values, allowing duplicates.</text:p>
      <text:p text:style-name="Standard"/>
      <text:p text:style-name="P1"/>
      <text:p text:style-name="P1">Q 7 - Which are the different modes of autowiring?</text:p>
      <text:p text:style-name="P4">A - no, byName, byType, constructor, autodetect</text:p>
      <text:p text:style-name="Standard">B - no, byName, byType, constructor, autocorrect</text:p>
      <text:p text:style-name="Standard">C - byName, byContent, constructor, autodetect</text:p>
      <text:p text:style-name="Standard">D - byName, byContent, setter, autodetect</text:p>
      <text:p text:style-name="P1"/>
      <text:p text:style-name="P1"/>
      <text:p text:style-name="P1">Q 8 - What is no mode of autowiring?</text:p>
      <text:p text:style-name="P4">A - Default setting which means no autowiring and you should use explicit bean reference for</text:p>
      <text:p text:style-name="P4">wiring.</text:p>
      <text:p text:style-name="Standard">B - Autowiring by property name.</text:p>
      <text:p text:style-name="Standard">C - Spring first tries to wire using autowire by constructor, if it does not work, Spring tries to</text:p>
      <text:p text:style-name="Standard">autowire by byType.</text:p>
      <text:p text:style-name="Standard">D - Similar to byType, but type applies to constructor arguments.</text:p>
      <text:p text:style-name="P1"/>
      <text:p text:style-name="P1"/>
      <text:p text:style-name="P1">Q 9 - What is byName mode of autowiring?</text:p>
      <text:p text:style-name="Standard">A - Default setting which means no autowiring and you should use explicit bean reference for</text:p>
      <text:p text:style-name="Standard">wiring.</text:p>
      <text:p text:style-name="Standard"><text:span text:style-name="T2">B - Autowiring by property name. Spring tries to match and wire its properties with the beans</text:span></text:p>
      <text:p text:style-name="P4">defined by the same names in the configuration file.</text:p>
      <text:p text:style-name="Standard">C - Spring first tries to wire using autowire by constructor, if it does not work, Spring tries to</text:p>
      <text:p text:style-name="Standard">autowire by byType.</text:p>
      <text:p text:style-name="Standard">D - Similar to byType, but type applies to constructor arguments.</text:p>
      <text:p text:style-name="P1"/>
      <text:p text:style-name="P1"/>
      <text:p text:style-name="P1">Q 10 - What is byType mode of autowiring?</text:p>
      <text:p text:style-name="Standard">A - Default setting which meas no autowiring and you should use explicit bean reference for</text:p>
      <text:p text:style-name="Standard">wiring.</text:p>
      <text:p text:style-name="Standard">B - Autowiring by property name. Spring tries to match and wire its properties with the beans</text:p>
      <text:p text:style-name="Standard">defined by the same names in the configuration file.</text:p>
      <text:p text:style-name="Standard">C - Spring first tries to wire using autowire by constructor, if it does not work, Spring tries to</text:p>
      <text:p text:style-name="Standard">autowire by byType.</text:p>
      <text:p text:style-name="P4">D - Autowiring by property type. Spring tries to match and wire a property if its type matches with</text:p>
      <text:p text:style-name="P4"><text:soft-page-break/>exactly one of the beans name in configuration file.</text:p>
      <text:p text:style-name="Standard"/>
      <text:p text:style-name="Standard"/>
      <text:p text:style-name="P1"/>
      <text:p text:style-name="P1">Q 11 - What is constructor mode of autowiring?</text:p>
      <text:p text:style-name="Standard">A - Autowiring by property name. Spring tries to match and wire its properties with the beans</text:p>
      <text:p text:style-name="Standard">defined by the same names in the configuration file.</text:p>
      <text:p text:style-name="P4">B - Spring first tries to wire using autowire by constructor, if it does not work, Spring tries to</text:p>
      <text:p text:style-name="P4">autowire by byType.</text:p>
      <text:p text:style-name="Standard">C - Autowiring by property type. Spring tries to match and wire a property if its type matches with</text:p>
      <text:p text:style-name="Standard">exactly one of the beans name in configuration file.</text:p>
      <text:p text:style-name="Standard">D - Similar to byType, but type applies to constructor arguments. If there is not exactly one bean</text:p>
      <text:p text:style-name="Standard">of the constructor argument type in the container, a fatal error is raised.</text:p>
      <text:p text:style-name="Standard"/>
      <text:p text:style-name="P1"/>
      <text:p text:style-name="P1">Q 12 - What is autodetect mode of autowiring?</text:p>
      <text:p text:style-name="P4">A - Similar to byType, but type applies to constructor arguments. If there is not exactly one bean</text:p>
      <text:p text:style-name="P4">of the constructor argument type in the container, a fatal error is raised.</text:p>
      <text:p text:style-name="Standard">B - Autowiring by property name. Spring tries to match and wire its properties with the beans</text:p>
      <text:p text:style-name="Standard">defined by the same names in the configuration file.</text:p>
      <text:p text:style-name="Standard">C - Spring first tries to wire using autowire by constructor, if it does not work, Spring tries to</text:p>
      <text:p text:style-name="Standard">autowire by byType.</text:p>
      <text:p text:style-name="Standard">D - Autowiring by property type. Spring tries to match and wire a property if its type matches with</text:p>
      <text:p text:style-name="Standard">exactly one of the beans name in configuration file.</text:p>
      <text:p text:style-name="Standard"/>
      <text:p text:style-name="P1"/>
      <text:p text:style-name="P1"/>
      <text:p text:style-name="P1">Q 13</text:p>
      <text:p text:style-name="P1">Can you inject null and empty string values in Spring?</text:p>
      <text:p text:style-name="P4">A - Yes</text:p>
      <text:p text:style-name="Standard">B – No</text:p>
      <text:p text:style-name="P1"/>
      <text:p text:style-name="P1"/>
      <text:p text:style-name="P1">Q 14 - How do you turn on annotation wiring?</text:p>
      <text:p text:style-name="Standard">A - Add &lt;annotation-context:config /&gt; to bean configuration.</text:p>
      <text:p text:style-name="Standard">B - Add &lt;annotation-config /&gt; to bean configuration.</text:p>
      <text:p text:style-name="Standard">C - Add &lt;annotation-context-config /&gt; to bean configuration.</text:p>
      <text:p text:style-name="P4">D - Add &lt;context:annotation-config/&gt; to bean configuration.</text:p>
      <text:p text:style-name="Standard"/>
      <text:p text:style-name="P1"/>
      <text:p text:style-name="P1">Q 15- What does @Required annotation mean?</text:p>
      <text:p text:style-name="Standard">A - This annotation indicates that bean property must be populated by the user.</text:p>
      <text:p text:style-name="Standard"><text:soft-page-break/>B - This annotation indicates that bean property is required while saving the bean data todatabase.</text:p>
      <text:p text:style-name="Standard"><text:span text:style-name="T2">C - This annotation simply indicates that the affected bean property must be populated at</text:span></text:p>
      <text:p text:style-name="P4">configuration time, through an explicit property value in a bean definition or through autowiring.</text:p>
      <text:p text:style-name="Standard">D - This annotation indicates that bean property is required while serializing the bean.</text:p>
      <text:p text:style-name="P1"/>
      <text:p text:style-name="P1"/>
      <text:p text:style-name="P1"/>
      <text:p text:style-name="P1">Q 16 - What is true about @Autowired annotation?</text:p>
      <text:p text:style-name="Standard">A - The @Autowired annotation can be used to autowire bean on the setter method.</text:p>
      <text:p text:style-name="P4">B - This annotation provides more fine-grained control over where and how autowiring should be</text:p>
      <text:p text:style-name="P4">accomplished.</text:p>
      <text:p text:style-name="Standard">C - The @Autowired annotation can be used to autowire bean on the methods with arbitrary</text:p>
      <text:p text:style-name="Standard">names and/or multiple arguments.</text:p>
      <text:p text:style-name="Standard">D - All of above.</text:p>
      <text:p text:style-name="Standard"/>
      <text:p text:style-name="P1"/>
      <text:p text:style-name="P1">Q 17 - What is ContextRefreshedEvent event?</text:p>
      <text:p text:style-name="Standard">A - This event is published when the Servlet Context is either initialized or refreshed.</text:p>
      <text:p text:style-name="Standard">B - This event is published when the HTTP Request is received.</text:p>
      <text:p text:style-name="Standard">C - This event is published when the HTTP Response is returned.</text:p>
      <text:p text:style-name="P4">D - This event is published when the ApplicationContext is either initialized or refreshed.</text:p>
      <text:p text:style-name="P1"/>
      <text:p text:style-name="P1"/>
      <text:p text:style-name="P1">Q 18 - What is ContextStartedEvent event?</text:p>
      <text:p text:style-name="Standard">A - This event is published when the Servlet Context is either initialized or refreshed.</text:p>
      <text:p text:style-name="Standard">B - This event is published when the HTTP Request is received.</text:p>
      <text:p text:style-name="P4">C - This event is published when the ApplicationContext is started using the start method on the</text:p>
      <text:p text:style-name="P4">ConfigurableApplicationContext interface.</text:p>
      <text:p text:style-name="Standard">D - This event is published when the HTTP Response is returned.</text:p>
      <text:p text:style-name="P1"/>
      <text:p text:style-name="P1"/>
      <text:p text:style-name="P1">Q 19 - What is ContextStoppedEvent event?</text:p>
      <text:p text:style-name="Standard">A - This event is published when the Servlet Context is either initialized or refreshed.</text:p>
      <text:p text:style-name="P4">B - This event is published when the ApplicationContext is stopped using the stop method on the</text:p>
      <text:p text:style-name="P4">ConfigurableApplicationContext interface.</text:p>
      <text:p text:style-name="Standard">C - This event is published when the HTTP Request is received.</text:p>
      <text:p text:style-name="Standard">D - This event is published when the HTTP Response is returned.</text:p>
      <text:p text:style-name="P1"/>
      <text:p text:style-name="P1"/>
      <text:p text:style-name="P1">Q 20 - What is ContextClosedEvent event?</text:p>
      <text:p text:style-name="Standard">A - This event is published when the Servlet Context is either initialized or refreshed.</text:p>
      <text:p text:style-name="Standard"><text:soft-page-break/>B - This event is published when the HTTP Request is received.</text:p>
      <text:p text:style-name="Standard">C - This event is published when the HTTP Response is returned.</text:p>
      <text:p text:style-name="P4">D - This event is published when the ApplicationContext is closed using the close method on the</text:p>
      <text:p text:style-name="P4">ConfigurableApplicationContext interface.</text:p>
      <text:p text:style-name="P1"/>
      <text:p text:style-name="P1"/>
      <text:p text:style-name="P1"><text:span text:style-name="T3">Q 21</text:span> - What is RequestHandledEvent:event?</text:p>
      <text:p text:style-name="Standard">A - This event is published when the Servlet Context is either initialized or refreshed.</text:p>
      <text:p text:style-name="Standard">B - This event is published when the HTTP Request is received.</text:p>
      <text:p text:style-name="P4">C - This event is published when the HTTP session is initialized or refreshed.</text:p>
      <text:p text:style-name="Standard">D - This event is published when the HTTP Request is serviced.</text:p>
      <text:p text:style-name="Standard"/>
      <text:p text:style-name="P1"/>
      <text:p text:style-name="P1"/>
      <text:p text:style-name="P1"/>
      <text:p text:style-name="P1">Q 22 - What is aspect?</text:p>
      <text:p text:style-name="Standard">A - Aspect is a way to do the dependency injection.</text:p>
      <text:p text:style-name="P4">B - A module which has a set of APIs providing cross-cutting requirements.</text:p>
      <text:p text:style-name="Standard">C - Aspect is used to log information of application.</text:p>
      <text:p text:style-name="Standard">D - Aspect represents properties of spring based application.</text:p>
      <text:p text:style-name="P1"/>
      <text:p text:style-name="P1"/>
      <text:p text:style-name="P1">Q 23 - What is Join point?</text:p>
      <text:p text:style-name="Standard">A - This represents a point in your application which joins two objects.</text:p>
      <text:p text:style-name="Standard">B - This represents a point in your object where you join values.</text:p>
      <text:p text:style-name="Standard">C - This represents a point in your object where you join injected values.</text:p>
      <text:p text:style-name="P4">D - This represents a point in your application where you can plug-in AOP aspect.</text:p>
      <text:p text:style-name="P1"/>
      <text:p text:style-name="P1"/>
      <text:p text:style-name="P1"><text:span text:style-name="T3">Q 24 </text:span>- What is Advice?</text:p>
      <text:p text:style-name="Standard">A - This is the way to instruct object to behave in certain manner.</text:p>
      <text:p text:style-name="Standard">B - This is used to inject values in objects.</text:p>
      <text:p text:style-name="P4">C - This is the actual action to be taken either before or after the method execution.</text:p>
      <text:p text:style-name="Standard">D - This is not invoked during program execution by Spring AOP framework.</text:p>
      <text:p text:style-name="Standard"/>
      <text:p text:style-name="P1"/>
      <text:p text:style-name="P1">Q 25 - What is Pointcut?</text:p>
      <text:p text:style-name="Standard">A - This represents a point in your application where you can plug-in AOP aspect.</text:p>
      <text:p text:style-name="P4">B - This is a set of one or more joinpoints where an advice should be executed.</text:p>
      <text:p text:style-name="Standard">C - This is used to inject values in objects.</text:p>
      <text:p text:style-name="Standard">D - This is invoked during program execution by Spring AOP framework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10T00:45:41.726272005</dc:date>
    <meta:editing-duration>PT22M17S</meta:editing-duration>
    <meta:editing-cycles>2</meta:editing-cycles>
    <meta:document-statistic meta:table-count="0" meta:image-count="0" meta:object-count="0" meta:page-count="5" meta:paragraph-count="155" meta:word-count="1683" meta:character-count="9245" meta:non-whitespace-character-count="7716"/>
  </office:meta>
</office:document-meta>
</file>